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font-variant="normal" fo:text-transform="none" fo:color="#336633" style:font-name="Calibri1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rsid="00190700" officeooo:paragraph-rsid="00190700"/>
    </style:style>
    <style:style style:name="P13" style:family="paragraph" style:parent-style-name="Text_20_body">
      <style:text-properties officeooo:rsid="00190700" officeooo:paragraph-rsid="00208f8b"/>
    </style:style>
    <style:style style:name="P14" style:family="paragraph" style:parent-style-name="Text_20_body">
      <style:text-properties officeooo:rsid="00208f8b" officeooo:paragraph-rsid="00208f8b"/>
    </style:style>
    <style:style style:name="P15" style:family="paragraph" style:parent-style-name="Text_20_body">
      <style:text-properties officeooo:rsid="00223555" officeooo:paragraph-rsid="00223555"/>
    </style:style>
    <style:style style:name="P16" style:family="paragraph" style:parent-style-name="Text_20_body">
      <style:text-properties fo:font-variant="normal" fo:text-transform="none" officeooo:rsid="00216212" officeooo:paragraph-rsid="00256d12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itulo">
      <style:text-properties fo:font-variant="normal" fo:text-transform="none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Index">
      <style:paragraph-properties style:page-number="auto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officeooo:rsid="00190700"/>
    </style:style>
    <style:style style:name="T9" style:family="text">
      <style:text-properties officeooo:rsid="00208f8b"/>
    </style:style>
    <style:style style:name="T10" style:family="text">
      <style:text-properties officeooo:rsid="00273553"/>
    </style:style>
    <style:style style:name="T11" style:family="text">
      <style:text-properties officeooo:rsid="00285e9b"/>
    </style:style>
    <style:style style:name="T12" style:family="text">
      <style:text-properties officeooo:rsid="002a279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7"/>
          <text:p text:style-name="P7"><text:user-field-get text:name="Modulo">Computer Systems</text:user-field-get></text:p>
          <text:p text:style-name="P7">CFGS DAW</text:p>
        </draw:text-box>
      </draw:frame>
      <text:p text:style-name="P25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10"><text:span text:style-name="T8">UNIT 12(Extra)</text:span>.<text:user-field-get text:name="Tema">Scripting</text:user-field-get></text:p>
      <text:p text:style-name="P9">Activities <text:span text:style-name="T9">(II)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Alfredo Oltra / Sergio <text:span text:style-name="T10">García</text:span></text:p>
      <text:p text:style-name="P21"><text:span text:style-name="T5"><text:s/></text:span><text:a xlink:type="simple" xlink:href="mailto:alfredo.oltra@ceedcv.es" text:style-name="Internet_20_link" text:visited-style-name="Visited_20_Internet_20_Link"><text:span text:style-name="T7">alfredo.oltra@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0">sergio.garcia@ceedcv.es</text:p>
      <text:p text:style-name="P23">201<text:span text:style-name="T11">9</text:span>/20<text:span text:style-name="T11">20</text:span></text:p>
      <text:p text:style-name="P22"><text:tab/><text:tab/><text:tab/><text:tab/><text:tab/><text:tab/><text:tab/><text:tab/><text:tab/><text:tab/>Versión:<text:date style:data-style-name="N104" text:date-value="2019-09-27T13:25:31.943460088">190927</text:date>.<text:time style:data-style-name="N105" text:time-value="2019-09-27T13:25:31.943604676">1325</text:time></text:p>
      <text:p text:style-name="P6"/>
      <text:p text:style-name="Standard"/>
      <text:p text:style-name="P26"/>
      <text:p text:style-name="P11">Licencia</text:p>
      <text:p text:style-name="Standard"/>
      <text:p text:style-name="P18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7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7"><text:span text:style-name="T3"> </text:span>Atención. Hace referencia a un tipo de actividad donde los alumnos suelen cometer equivocaciones. </text:p>
      <text:p text:style-name="P17"/>
      <text:p text:style-name="P17"/>
      <text:h text:style-name="Heading_20_1" text:outline-level="1" text:is-list-header="true"/>
      <text:p text:style-name="Standard"/>
      <text:p text:style-name="Standard"/>
      <text:p text:style-name="Standard"/>
      <text:p text:style-name="P27"/>
      <text:p text:style-name="Titulo">UD0<text:user-field-get text:name="NumeroTema">12</text:user-field-get>. <text:user-field-get text:name="Tema">Scripting</text:user-field-get></text:p>
      <text:p text:style-name="P24">Activities <text:span text:style-name="T9">(II)</text:span></text:p>
      <text:p text:style-name="P16">Use forums to ask questions or help your classmates :) Don’t share solutions.</text:p>
      <text:h text:style-name="Heading_20_2" text:outline-level="2">Activity 1</text:h>
      <text:p text:style-name="P13">a) <text:span text:style-name="T9">Create an script that asks a number and checks if that number is prime or not. Remember prime definition </text:span><text:a xlink:type="simple" xlink:href="https://en.wikipedia.org/wiki/Prime_number" text:style-name="Internet_20_link" text:visited-style-name="Visited_20_Internet_20_Link"><text:span text:style-name="T9">https://en.wikipedia.org/wiki/Prime_number</text:span></text:a></text:p>
      <text:p text:style-name="P13">b) Create an script that ask<text:span text:style-name="T9">s</text:span> <text:span text:style-name="T9">a number and calculates its factorial </text:span><text:a xlink:type="simple" xlink:href="https://en.wikipedia.org/wiki/Factorial" text:style-name="Internet_20_link" text:visited-style-name="Visited_20_Internet_20_Link"><text:span text:style-name="T9">https://en.wikipedia.org/wiki/Factorial</text:span></text:a></text:p>
      <text:p text:style-name="P12">c) Create <text:span text:style-name="T9">an script that shows the number of users currently logged in the system.</text:span></text:p>
      <text:p text:style-name="P15"><text:span text:style-name="T4">Tip</text:span>: w or who command and their parameters could be useful to do this script.</text:p>
      <text:p text:style-name="P14">d) Create an scripts that asks an username and shows its home directory. That information should be checked using /etc/passwd file.</text:p>
      <text:p text:style-name="P14">e) We have a file with two columns (name and country) separated by “:” like </text:p>
      <text:p text:style-name="P14">Pedro:Spain</text:p>
      <text:p text:style-name="P14">Juan:Spain</text:p>
      <text:p text:style-name="P14">Mark:Holland</text:p>
      <text:p text:style-name="P14">Vladimir:Russia</text:p>
      <text:p text:style-name="P14">Terry:USA</text:p>
      <text:p text:style-name="P14">We have to create a program that shows only country names. They should be shown <text:span text:style-name="T12">ordered</text:span> descendently by its country name.</text:p>
      <text:p text:style-name="P14">If a country appears more than one time, it should be shown only one time.</text:p>
      <text:p text:style-name="P15"><text:span text:style-name="T4">Tip</text:span>: sort command and their parameters could be useful to do this scrip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54M27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27T13:25:31.827668962</dc:date>
    <meta:print-date>2017-04-16T08:07:47.448000000</meta:print-date>
    <meta:document-statistic meta:table-count="0" meta:image-count="2" meta:object-count="0" meta:page-count="3" meta:paragraph-count="37" meta:word-count="325" meta:character-count="2116" meta:non-whitespace-character-count="1804"/>
  </office:meta>
</office:document-meta>
</file>